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1c9" officeooo:paragraph-rsid="001281c9"/>
    </style:style>
    <style:style style:name="P2" style:family="paragraph" style:parent-style-name="Standard">
      <style:text-properties officeooo:rsid="00139248" officeooo:paragraph-rsid="00139248"/>
    </style:style>
    <style:style style:name="P3" style:family="paragraph" style:parent-style-name="Standard">
      <style:text-properties fo:color="#158466" loext:opacity="100%" officeooo:rsid="001281c9" officeooo:paragraph-rsid="001281c9"/>
    </style:style>
    <style:style style:name="P4" style:family="paragraph" style:parent-style-name="Standard">
      <style:text-properties officeooo:rsid="0013cf4c" officeooo:paragraph-rsid="0013cf4c"/>
    </style:style>
    <style:style style:name="P5" style:family="paragraph" style:parent-style-name="Standard">
      <style:text-properties fo:color="#ff8000" loext:opacity="100%" officeooo:rsid="00154f65" officeooo:paragraph-rsid="00154f65"/>
    </style:style>
    <style:style style:name="P6" style:family="paragraph" style:parent-style-name="Standard">
      <style:text-properties officeooo:rsid="0014e9bb" officeooo:paragraph-rsid="0014e9bb"/>
    </style:style>
    <style:style style:name="P7" style:family="paragraph" style:parent-style-name="Standard">
      <style:text-properties officeooo:rsid="0014e9bb" officeooo:paragraph-rsid="00154f65"/>
    </style:style>
    <style:style style:name="P8" style:family="paragraph" style:parent-style-name="Standard">
      <style:text-properties officeooo:rsid="00154f65" officeooo:paragraph-rsid="00154f65"/>
    </style:style>
    <style:style style:name="P9" style:family="paragraph" style:parent-style-name="Standard">
      <style:text-properties officeooo:rsid="0015881e" officeooo:paragraph-rsid="0015881e"/>
    </style:style>
    <style:style style:name="P10" style:family="paragraph" style:parent-style-name="Standard">
      <style:text-properties fo:color="#ff8000" loext:opacity="100%" officeooo:rsid="001281c9" officeooo:paragraph-rsid="001281c9"/>
    </style:style>
    <style:style style:name="P11" style:family="paragraph" style:parent-style-name="Standard">
      <style:text-properties fo:color="#ff8000" loext:opacity="100%" officeooo:rsid="00139248" officeooo:paragraph-rsid="00139248"/>
    </style:style>
    <style:style style:name="P12" style:family="paragraph" style:parent-style-name="Standard">
      <style:text-properties fo:color="#ff8000" loext:opacity="100%" officeooo:rsid="0013cf4c" officeooo:paragraph-rsid="0013cf4c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1b2ec8"/>
    </style:style>
    <style:style style:name="T3" style:family="text">
      <style:text-properties fo:color="#c9211e" loext:opacity="100%"/>
    </style:style>
    <style:style style:name="T4" style:family="text">
      <style:text-properties officeooo:rsid="00154f65"/>
    </style:style>
    <style:style style:name="T5" style:family="text">
      <style:text-properties fo:color="#ff8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PU Instructions<text:tab/><text:tab/><text:tab/>(stack refers to the FPU stack registers ST(0)-ST(8))</text:p>
      <text:p text:style-name="P1"/>
      <text:p text:style-name="P10">Data transfer instructions:</text:p>
      <text:p text:style-name="P1"><text:span text:style-name="T1">fld</text:span><text:tab/>→ load floating-point value<text:tab/>→ push onto stack (source: memory or stack)</text:p>
      <text:p text:style-name="P1"><text:span text:style-name="T1">f</text:span><text:span text:style-name="T2">il</text:span><text:span text:style-name="T1">d</text:span> <text:tab/>→ load sint value (as double extended-precision)<text:tab/>→ same as before</text:p>
      <text:p text:style-name="P1"><text:span text:style-name="T1">fst</text:span> <text:tab/>→ copy ST(0) to dest. <text:tab/>→ (dest: memory or stack register)</text:p>
      <text:p text:style-name="P1"><text:span text:style-name="T1">fstp</text:span><text:tab/>→ same as before, but pops from stack</text:p>
      <text:p text:style-name="P1"><text:span text:style-name="T1">fist</text:span><text:tab/>→ copy ST(0) to dest. (like fst)<text:tab/>→ converts to sint</text:p>
      <text:p text:style-name="P1"><text:span text:style-name="T1">fistp</text:span><text:tab/>→ same as before, but pops from stack</text:p>
      <text:p text:style-name="P2"><text:span text:style-name="T1">fxch</text:span><text:tab/>→ exchange registers ST(0) ↔ ST(i)</text:p>
      <text:p text:style-name="P2"><text:span text:style-name="T1">fcmovcc</text:span><text:tab/>→ conditional copy ST(i) → ST(0) if condition is true</text:p>
      <text:p text:style-name="P2"><text:tab/><text:tab/>Code<text:tab/><text:tab/>Meaning<text:tab/>Test condition</text:p>
      <text:p text:style-name="P2"><text:tab/><text:tab/>B<text:tab/><text:tab/>below<text:tab/><text:tab/>CF == 1</text:p>
      <text:p text:style-name="P2"><text:tab/><text:tab/>NB<text:tab/><text:tab/>!below<text:tab/><text:tab/>CF == 0</text:p>
      <text:p text:style-name="P2"><text:tab/><text:tab/>E<text:tab/><text:tab/>equal<text:tab/><text:tab/>ZF == 1</text:p>
      <text:p text:style-name="P2"><text:tab/><text:tab/>NE<text:tab/><text:tab/>!equal<text:tab/><text:tab/>ZF == 0</text:p>
      <text:p text:style-name="P2"><text:tab/><text:tab/>…</text:p>
      <text:p text:style-name="P2"/>
      <text:p text:style-name="P11">Arithmetic instructions:</text:p>
      <text:p text:style-name="P4"><text:span text:style-name="T3">fadd</text:span><text:tab/>→ floating-point add; src.: mem/fpu reg. ; dest.: fpu reg.</text:p>
      <text:p text:style-name="P4"><text:span text:style-name="T3">faddp</text:span><text:tab/>→ add ST(i) and ST(0) → stored to ST(i) and pops</text:p>
      <text:p text:style-name="P4"><text:span text:style-name="T3">fiadd</text:span><text:tab/>→ add ST(0) and integer operand, stores to ST(0)</text:p>
      <text:p text:style-name="P4"><text:span text:style-name="T3">fsub</text:span><text:tab/>→ like fadd</text:p>
      <text:p text:style-name="P4"><text:span text:style-name="T3">fsubp</text:span><text:tab/>→ like faddp</text:p>
      <text:p text:style-name="P4"><text:span text:style-name="T3">fmul</text:span><text:tab/>→ like fadd</text:p>
      <text:p text:style-name="P4"><text:span text:style-name="T3">fmulp<text:tab/></text:span>→ like faddp</text:p>
      <text:p text:style-name="P4"><text:span text:style-name="T3">fdiv</text:span><text:tab/>→ like fadd</text:p>
      <text:p text:style-name="P4"><text:span text:style-name="T3">fdivp</text:span><text:tab/>→ like faddp</text:p>
      <text:p text:style-name="P4"><text:span text:style-name="T3">fabs</text:span><text:tab/>→ abs(ST(0)), stored to ST(0)</text:p>
      <text:p text:style-name="P4"><text:span text:style-name="T3">fsqrt</text:span><text:tab/>→ sqrt(ST(0)), stores to ST(0)</text:p>
      <text:p text:style-name="P4"/>
      <text:p text:style-name="P12">Comparison Instructions:</text:p>
      <text:p text:style-name="P4"><text:span text:style-name="T1">fcom</text:span><text:tab/>→ compares ST(0) with ST(i)/mem and sets FPU flags</text:p>
      <text:p text:style-name="P4"><text:span text:style-name="T1">ficom</text:span><text:tab/>→ like fcom: ST(0) with integer in memory</text:p>
      <text:p text:style-name="P4"><text:span text:style-name="T1">ftst</text:span><text:tab/>→ value test: compare ST(0) with 0.0 and sets FPU flags</text:p>
      <text:p text:style-name="P4"/>
      <text:p text:style-name="P12">Transcendental instructions:</text:p>
      <text:p text:style-name="P6"><text:span text:style-name="T1">fsin</text:span><text:tab/>→ ST(0) = sin(ST(0))</text:p>
      <text:p text:style-name="P6"><text:span text:style-name="T1">fcos</text:span><text:tab/>→ ST(0) = cos(ST(0))</text:p>
      <text:p text:style-name="P7"><text:span text:style-name="T1">fsincos<text:tab/></text:span>→ <text:span text:style-name="T4">ST(0)‘ = sin(ST(0)); pushes</text:span> <text:span text:style-name="T4">cos</text:span>(<text:span text:style-name="T4">ST(0)</text:span>) <text:span text:style-name="T4">onto the stack, making it new ST(0)</text:span></text:p>
      <text:p text:style-name="P8"><text:span text:style-name="T1">fptan</text:span><text:tab/>→ ST(0)‘ = tan(ST(0)), pushes 1.0 onto stack</text:p>
      <text:p text:style-name="P8"/>
      <text:p text:style-name="P5">Constants representations:</text:p>
      <text:p text:style-name="P8"><text:span text:style-name="T1">fld1</text:span><text:tab/>→ push 1.0 onto stack</text:p>
      <text:p text:style-name="P8"><text:span text:style-name="T1">fldz</text:span><text:tab/>→ push 0.0 onto stack</text:p>
      <text:p text:style-name="P8"><text:span text:style-name="T1">fldpi</text:span><text:tab/>→ push Pi onto stack</text:p>
      <text:p text:style-name="P8"><text:span text:style-name="T1">fldl2e<text:tab/></text:span>→ push lb(e) onto stack</text:p>
      <text:p text:style-name="P8"><text:span text:style-name="T1">fldln2<text:tab/></text:span>→ push ln(2) onto stack</text:p>
      <text:p text:style-name="P8"><text:span text:style-name="T1">fldl2t<text:tab/></text:span>→ push lb(10) onto stack</text:p>
      <text:p text:style-name="P8"><text:span text:style-name="T1">fldlg2<text:tab/></text:span>→ push lb(2) onto stack</text:p>
      <text:p text:style-name="P8"/>
      <text:p text:style-name="P8"/>
      <text:p text:style-name="P9"><text:soft-page-break/><text:span text:style-name="T5">Control instructions:</text:span></text:p>
      <text:p text:style-name="P9"><text:span text:style-name="T1">finit</text:span><text:tab/>→ x87 FPU set to default state</text:p>
      <text:p text:style-name="P9"><text:span text:style-name="T1">fincstp<text:tab/></text:span>→ increment stack pointer</text:p>
      <text:p text:style-name="P9"><text:span text:style-name="T1">fdecstp<text:tab/></text:span>→ decrement stack point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22:34:03.818000000</meta:creation-date>
    <dc:date>2024-08-24T22:59:02.771000000</dc:date>
    <meta:editing-duration>PT38M44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9" meta:word-count="326" meta:character-count="1774" meta:non-whitespace-character-count="1471"/>
  </office:meta>
</office:document-meta>
</file>